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2afc2" officeooo:paragraph-rsid="0012afc2"/>
    </style:style>
    <style:style style:name="P2" style:family="paragraph" style:parent-style-name="Table_20_Contents">
      <style:text-properties officeooo:rsid="00134860" officeooo:paragraph-rsid="00134860"/>
    </style:style>
    <style:style style:name="P3" style:family="paragraph" style:parent-style-name="Table_20_Contents">
      <style:text-properties officeooo:rsid="0017c844" officeooo:paragraph-rsid="0017c844"/>
    </style:style>
    <style:style style:name="P4" style:family="paragraph" style:parent-style-name="Table_20_Contents">
      <style:text-properties officeooo:rsid="0017c844" officeooo:paragraph-rsid="002524f2"/>
    </style:style>
    <style:style style:name="P5" style:family="paragraph" style:parent-style-name="Table_20_Contents">
      <style:text-properties officeooo:rsid="00184267" officeooo:paragraph-rsid="00184267"/>
    </style:style>
    <style:style style:name="P6" style:family="paragraph" style:parent-style-name="Table_20_Contents">
      <style:text-properties officeooo:rsid="00184267" officeooo:paragraph-rsid="0019a670"/>
    </style:style>
    <style:style style:name="P7" style:family="paragraph" style:parent-style-name="Table_20_Contents">
      <style:text-properties officeooo:rsid="0018514e" officeooo:paragraph-rsid="0018514e"/>
    </style:style>
    <style:style style:name="P8" style:family="paragraph" style:parent-style-name="Table_20_Contents">
      <style:text-properties officeooo:rsid="0019a670" officeooo:paragraph-rsid="0019a670"/>
    </style:style>
    <style:style style:name="P9" style:family="paragraph" style:parent-style-name="Table_20_Contents">
      <style:text-properties officeooo:rsid="001ad2c4" officeooo:paragraph-rsid="001ad2c4"/>
    </style:style>
    <style:style style:name="P10" style:family="paragraph" style:parent-style-name="Table_20_Contents">
      <style:text-properties officeooo:rsid="001b2e9a" officeooo:paragraph-rsid="001b2e9a"/>
    </style:style>
    <style:style style:name="P11" style:family="paragraph" style:parent-style-name="Table_20_Contents">
      <style:text-properties officeooo:rsid="001e3be2" officeooo:paragraph-rsid="001e3be2"/>
    </style:style>
    <style:style style:name="P12" style:family="paragraph" style:parent-style-name="Table_20_Contents">
      <style:text-properties officeooo:rsid="0017c844" officeooo:paragraph-rsid="0017c844"/>
    </style:style>
    <style:style style:name="P13" style:family="paragraph" style:parent-style-name="Table_20_Contents" style:list-style-name="L1">
      <style:text-properties officeooo:rsid="0018514e" officeooo:paragraph-rsid="0018514e"/>
    </style:style>
    <style:style style:name="P14" style:family="paragraph" style:parent-style-name="Table_20_Contents" style:list-style-name="L2">
      <style:text-properties officeooo:rsid="001ad2c4" officeooo:paragraph-rsid="001ad2c4"/>
    </style:style>
    <style:style style:name="P15" style:family="paragraph" style:parent-style-name="Table_20_Contents" style:list-style-name="L3">
      <style:text-properties officeooo:paragraph-rsid="001b0e29"/>
    </style:style>
    <style:style style:name="P16" style:family="paragraph" style:parent-style-name="Table_20_Contents" style:list-style-name="L3">
      <style:text-properties officeooo:rsid="001b0e29" officeooo:paragraph-rsid="001b0e29"/>
    </style:style>
    <style:style style:name="P17" style:family="paragraph" style:parent-style-name="Table_20_Contents" style:list-style-name="L4">
      <style:text-properties officeooo:rsid="001b0e3c" officeooo:paragraph-rsid="001b0e3c"/>
    </style:style>
    <style:style style:name="P18" style:family="paragraph" style:parent-style-name="Table_20_Contents" style:list-style-name="L5"/>
    <style:style style:name="P19" style:family="paragraph" style:parent-style-name="Table_20_Contents" style:list-style-name="L5">
      <style:text-properties officeooo:paragraph-rsid="001e3be2"/>
    </style:style>
    <style:style style:name="P20" style:family="paragraph" style:parent-style-name="Table_20_Contents" style:list-style-name="L5">
      <style:text-properties officeooo:rsid="001e3be2" officeooo:paragraph-rsid="001e3be2"/>
    </style:style>
    <style:style style:name="P21" style:family="paragraph" style:parent-style-name="Table_20_Contents" style:list-style-name="L5">
      <style:text-properties officeooo:rsid="001fb651" officeooo:paragraph-rsid="001fb651"/>
    </style:style>
    <style:style style:name="P22" style:family="paragraph" style:parent-style-name="Table_20_Contents" style:list-style-name="L6">
      <style:text-properties officeooo:rsid="001fb651" officeooo:paragraph-rsid="001fb651"/>
    </style:style>
    <style:style style:name="P23" style:family="paragraph" style:parent-style-name="Table_20_Contents" style:list-style-name="L7">
      <style:text-properties officeooo:rsid="002030a0" officeooo:paragraph-rsid="002030a0"/>
    </style:style>
    <style:style style:name="P24" style:family="paragraph" style:parent-style-name="Table_20_Contents" style:list-style-name="L8">
      <style:text-properties officeooo:rsid="0022246b" officeooo:paragraph-rsid="0022246b"/>
    </style:style>
    <style:style style:name="P25" style:family="paragraph" style:parent-style-name="Table_20_Contents" style:list-style-name="L8">
      <style:text-properties officeooo:rsid="0023d501" officeooo:paragraph-rsid="0023d501"/>
    </style:style>
    <style:style style:name="P26" style:family="paragraph" style:parent-style-name="Table_20_Contents" style:list-style-name="L11">
      <style:text-properties officeooo:rsid="00290a2e" officeooo:paragraph-rsid="00290a2e"/>
    </style:style>
    <style:style style:name="P27" style:family="paragraph" style:parent-style-name="Table_20_Contents" style:list-style-name="L9">
      <style:text-properties officeooo:paragraph-rsid="00290a2e"/>
    </style:style>
    <style:style style:name="P28" style:family="paragraph" style:parent-style-name="Table_20_Contents" style:list-style-name="L10">
      <style:text-properties officeooo:paragraph-rsid="00290a2e"/>
    </style:style>
    <style:style style:name="P29" style:family="paragraph" style:parent-style-name="Table_20_Contents" style:list-style-name="L11">
      <style:text-properties officeooo:rsid="0029eece" officeooo:paragraph-rsid="0029eece"/>
    </style:style>
    <style:style style:name="P30" style:family="paragraph" style:parent-style-name="Table_20_Contents" style:list-style-name="L12">
      <style:text-properties officeooo:rsid="002a33d9" officeooo:paragraph-rsid="002a33d9"/>
    </style:style>
    <style:style style:name="P31" style:family="paragraph" style:parent-style-name="Table_20_Contents">
      <style:text-properties officeooo:rsid="002a33d9" officeooo:paragraph-rsid="002a33d9"/>
    </style:style>
    <style:style style:name="P32" style:family="paragraph" style:parent-style-name="Table_20_Contents" style:list-style-name="L13">
      <style:text-properties officeooo:rsid="002c132b" officeooo:paragraph-rsid="002c132b"/>
    </style:style>
    <style:style style:name="P33" style:family="paragraph" style:parent-style-name="Table_20_Contents" style:list-style-name="L14">
      <style:text-properties officeooo:rsid="002d5db5" officeooo:paragraph-rsid="002d5db5"/>
    </style:style>
    <style:style style:name="T1" style:family="text">
      <style:text-properties officeooo:rsid="0019a670"/>
    </style:style>
    <style:style style:name="T2" style:family="text">
      <style:text-properties officeooo:rsid="001a8263"/>
    </style:style>
    <style:style style:name="T3" style:family="text">
      <style:text-properties officeooo:rsid="001b0e29"/>
    </style:style>
    <style:style style:name="T4" style:family="text">
      <style:text-properties officeooo:rsid="001e3be2"/>
    </style:style>
    <style:style style:name="T5" style:family="text">
      <style:text-properties officeooo:rsid="001fb651"/>
    </style:style>
    <style:style style:name="T6" style:family="text">
      <style:text-properties officeooo:rsid="00290a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number-columns-repeated="3"/>
        <table:table-column table:style-name="Tabla1.D"/>
        <table:table-row table:style-name="TableLine1887503452384">
          <table:table-cell table:style-name="Tabla1.A1" office:value-type="string">
            <text:p text:style-name="P1"><text:s/>Approach</text:p>
          </table:table-cell>
          <table:table-cell table:style-name="Tabla1.A1" office:value-type="string">
            <text:p text:style-name="P1">Advantages</text:p>
          </table:table-cell>
          <table:table-cell table:style-name="Tabla1.A1" office:value-type="string">
            <text:p text:style-name="P1">Disadvantages</text:p>
          </table:table-cell>
          <table:table-cell table:style-name="Tabla1.D1" office:value-type="string">
            <text:p text:style-name="P1">Hardware requirements</text:p>
          </table:table-cell>
        </table:table-row>
        <table:table-row table:style-name="TableLine1887503458912">
          <table:table-cell table:style-name="Tabla1.A2" office:value-type="string">
            <text:p text:style-name="P2">Machine learning</text:p>
          </table:table-cell>
          <table:table-cell table:style-name="Tabla1.A2" office:value-type="string">
            <text:p text:style-name="P3">Offers the flexibility to choose the best combination of features and classifiers for learning: Accurate results with minimal data</text:p>
          </table:table-cell>
          <table:table-cell table:style-name="Tabla1.A2" office:value-type="string">
            <text:list xml:id="list4018874265" text:style-name="L14">
              <text:list-item>
                <text:p text:style-name="P33">Possibility of high error</text:p>
              </text:list-item>
              <text:list-item>
                <text:p text:style-name="P33">algorithm selection</text:p>
              </text:list-item>
              <text:list-item>
                <text:p text:style-name="P33">data acquisition</text:p>
              </text:list-item>
              <text:list-item>
                <text:p text:style-name="P33">time and space</text:p>
              </text:list-item>
            </text:list>
          </table:table-cell>
          <table:table-cell table:style-name="Tabla1.D2" office:value-type="string">
            <text:p text:style-name="P3">Can be used matlab</text:p>
          </table:table-cell>
        </table:table-row>
        <table:table-row table:style-name="TableLine1887503462992">
          <table:table-cell table:style-name="Tabla1.A2" office:value-type="string">
            <text:p text:style-name="P2">Deep learning</text:p>
            <text:p text:style-name="P2"/>
            <text:p text:style-name="P7">CNN is a type of learning algorithm used for analyzing and processing images</text:p>
          </table:table-cell>
          <table:table-cell table:style-name="Tabla1.A2" office:value-type="string">
            <text:p text:style-name="P3"/>
            <text:p text:style-name="P4"><text:s/>using a pretrained learning model: less time consuming, faster outcome. A GPU helps to decrease the time needed to train the model</text:p>
            <text:p text:style-name="P4"/>
          </table:table-cell>
          <table:table-cell table:style-name="Tabla1.A2" office:value-type="string">
            <text:p text:style-name="P3"><text:s/>requires a large amount of training data set up the layers and weights in CNN.</text:p>
            <text:p text:style-name="P3"/>
          </table:table-cell>
          <table:table-cell table:style-name="Tabla1.D2" office:value-type="string">
            <text:p text:style-name="P3">Can be used matlab</text:p>
          </table:table-cell>
        </table:table-row>
        <table:table-row table:style-name="TableLine1887503466256">
          <table:table-cell table:style-name="Tabla1.A2" office:value-type="string">
            <text:p text:style-name="P2">Template matching</text:p>
          </table:table-cell>
          <table:table-cell table:style-name="Tabla1.A2" office:value-type="string">
            <text:p text:style-name="P5">Structured matching process.</text:p>
            <text:p text:style-name="P5"/>
          </table:table-cell>
          <table:table-cell table:style-name="Tabla1.A2" office:value-type="string">
            <text:p text:style-name="P6">Main challenges are detection of occlusion (object partly hidden in an image) and detection of non rigid transformations (object is distorted or imaged from different angles, sensitivity to illumination and background changes, background clutter and scale changes)</text:p>
          </table:table-cell>
          <table:table-cell table:style-name="Tabla1.D2" office:value-type="string">
            <text:p text:style-name="P8">Computer</text:p>
            <text:p text:style-name="P8">camera</text:p>
          </table:table-cell>
        </table:table-row>
        <table:table-row table:style-name="TableLine1887503466800">
          <table:table-cell table:style-name="Tabla1.A2" office:value-type="string">
            <text:p text:style-name="P2">Image segmentation and blob analysis</text:p>
          </table:table-cell>
          <table:table-cell table:style-name="Tabla1.A2" office:value-type="string">
            <text:list xml:id="list2570372373" text:style-name="L1">
              <text:list-item>
                <text:p text:style-name="P13">Image segmentation can help to reduce the complexity of an image by breaking it down to smaller parts</text:p>
              </text:list-item>
            </text:list>
            <text:p text:style-name="P7"/>
            <text:list xml:id="list153039857983064" text:continue-numbering="true" text:style-name="L1">
              <text:list-item>
                <text:p text:style-name="P13">Blob analysis can be used to identify objects in an image that are not easily represented by geometric shapes</text:p>
              </text:list-item>
            </text:list>
          </table:table-cell>
          <table:table-cell table:style-name="Tabla1.A2" office:value-type="string">
            <text:p text:style-name="P7">Image segmentation can be computationally expensive, especially when dealing with large images. <text:span text:style-name="T1">It can be difficult to choose the right segmentation algorithm for a given image</text:span></text:p>
            <text:p text:style-name="P7"/>
            <text:p text:style-name="P8">Blob analysis can lead to missed detections with objects of irregular shapes</text:p>
            <text:p text:style-name="P7"/>
          </table:table-cell>
          <table:table-cell table:style-name="Tabla1.D2" office:value-type="string">
            <text:p text:style-name="P8">Computer</text:p>
            <text:p text:style-name="P8">camera</text:p>
          </table:table-cell>
        </table:table-row>
        <text:soft-page-break/>
        <table:table-row table:style-name="TableLine1887503464624">
          <table:table-cell table:style-name="Tabla1.A2" office:value-type="string">
            <text:p text:style-name="P2">Boosted cascade: <text:span text:style-name="T2">machine learning approach</text:span></text:p>
          </table:table-cell>
          <table:table-cell table:style-name="Tabla1.A2" office:value-type="string">
            <text:list xml:id="list1491714744" text:style-name="L2">
              <text:list-item>
                <text:p text:style-name="P14">Detects objects in real time, making it possible to detect objects in video streams</text:p>
              </text:list-item>
              <text:list-item>
                <text:p text:style-name="P14">It is one of the fastest object detection available</text:p>
              </text:list-item>
            </text:list>
          </table:table-cell>
          <table:table-cell table:style-name="Tabla1.A2" office:value-type="string">
            <text:p text:style-name="P9">It can be prone to false- positive detections which can lead to incorrect results.</text:p>
            <text:p text:style-name="P9">Requires parameter tuning when being applied for interference/ detection</text:p>
          </table:table-cell>
          <table:table-cell table:style-name="Tabla1.D2" office:value-type="string">
            <text:p text:style-name="Table_20_Contents"/>
          </table:table-cell>
        </table:table-row>
        <table:table-row table:style-name="TableLine1887503455648">
          <table:table-cell table:style-name="Tabla1.A2" office:value-type="string">
            <text:p text:style-name="P2">Dictionary-based object detection: <text:span text:style-name="T3">Bag of words model</text:span></text:p>
          </table:table-cell>
          <table:table-cell table:style-name="Tabla1.A2" office:value-type="string">
            <text:list xml:id="list341967987" text:style-name="L3">
              <text:list-item>
                <text:p text:style-name="P16">It is efficient in terms of memory usage and computational complexity</text:p>
              </text:list-item>
              <text:list-item>
                <text:p text:style-name="P16">it can handle large datasets with high dimensional features</text:p>
              </text:list-item>
              <text:list-item>
                <text:p text:style-name="P16">it is invariant to changes in illumination and contrast</text:p>
              </text:list-item>
            </text:list>
          </table:table-cell>
          <table:table-cell table:style-name="Tabla1.A2" office:value-type="string">
            <text:list xml:id="list153039446884631" text:continue-numbering="true" text:style-name="L3">
              <text:list-item>
                <text:p text:style-name="P15"><text:span text:style-name="T3">It is computationally expensive to generate codebook</text:span></text:p>
              </text:list-item>
              <text:list-item>
                <text:p text:style-name="P15"><text:span text:style-name="T3">It ignores the order of words in the text</text:span></text:p>
              </text:list-item>
              <text:list-item>
                <text:p text:style-name="P15"><text:span text:style-name="T3">it does not consider the context in which the words appear</text:span></text:p>
              </text:list-item>
              <text:list-item>
                <text:p text:style-name="P15"><text:span text:style-name="T3">it does not capture the semantic meaning of words</text:span></text:p>
              </text:list-item>
            </text:list>
          </table:table-cell>
          <table:table-cell table:style-name="Tabla1.D2" office:value-type="string">
            <text:p text:style-name="Table_20_Contents"/>
          </table:table-cell>
        </table:table-row>
        <table:table-row table:style-name="TableLine1887503467072">
          <table:table-cell table:style-name="Tabla1.A2" office:value-type="string">
            <text:p text:style-name="P2">Structured algorithms</text:p>
          </table:table-cell>
          <table:table-cell table:style-name="Tabla1.A2" office:value-type="string">
            <text:list xml:id="list317971086" text:style-name="L4">
              <text:list-item>
                <text:p text:style-name="P17">Improve the ability of feature learning</text:p>
              </text:list-item>
              <text:list-item>
                <text:p text:style-name="P17"><text:s/>reduce test errors and improve convergence speed</text:p>
              </text:list-item>
              <text:list-item>
                <text:p text:style-name="P17">achieve high accuracy in image recognition problems</text:p>
              </text:list-item>
              <text:list-item>
                <text:p text:style-name="P17">automatically detect important features</text:p>
              </text:list-item>
              <text:list-item>
                <text:p text:style-name="P17">reduce the number of parameters</text:p>
              </text:list-item>
              <text:list-item>
                <text:p text:style-name="P17">be efficient in <text:soft-page-break/>terms of memory usage</text:p>
              </text:list-item>
            </text:list>
          </table:table-cell>
          <table:table-cell table:style-name="Tabla1.A2" office:value-type="string">
            <text:p text:style-name="P10">Often use more memory and may execute slower</text:p>
            <text:p text:style-name="P10">makes some tasks messy to perform</text:p>
          </table:table-cell>
          <table:table-cell table:style-name="Tabla1.D2" office:value-type="string">
            <text:p text:style-name="Table_20_Contents"/>
          </table:table-cell>
        </table:table-row>
        <table:table-row table:style-name="TableLine1887411894416">
          <table:table-cell table:style-name="Tabla1.A2" office:value-type="string">
            <text:p text:style-name="P2">DNN: Deep Neural network</text:p>
            <text:p text:style-name="P2"/>
            <text:p text:style-name="P11">used for deep learning</text:p>
          </table:table-cell>
          <table:table-cell table:style-name="Tabla1.A2" office:value-type="string">
            <text:list xml:id="list3675503744" text:style-name="L5">
              <text:list-item>
                <text:p text:style-name="P19"><text:span text:style-name="T4">Automatic feature learning: can learn features from the data</text:span></text:p>
              </text:list-item>
              <text:list-item>
                <text:p text:style-name="P20"><text:s/>handling large and complex data</text:p>
              </text:list-item>
              <text:list-item>
                <text:p text:style-name="P20">improved performance</text:p>
              </text:list-item>
              <text:list-item>
                <text:p text:style-name="P20">handling non linear relationships in <text:s/>structured and unstructured data such as image texts and audio</text:p>
              </text:list-item>
            </text:list>
          </table:table-cell>
          <table:table-cell table:style-name="Tabla1.A2" office:value-type="string">
            <text:list xml:id="list153039271174377" text:continue-numbering="true" text:style-name="L5">
              <text:list-item>
                <text:p text:style-name="P18"><text:s/><text:span text:style-name="T5">Computationally expensive</text:span></text:p>
              </text:list-item>
              <text:list-item>
                <text:p text:style-name="P21">requires a large amount of data and computational resources to train</text:p>
              </text:list-item>
              <text:list-item>
                <text:p text:style-name="P21">it is difficult to understand how they arrive at their predictions</text:p>
              </text:list-item>
            </text:list>
          </table:table-cell>
          <table:table-cell table:style-name="Tabla1.D2" office:value-type="string">
            <text:p text:style-name="Table_20_Contents"/>
          </table:table-cell>
        </table:table-row>
        <table:table-row table:style-name="TableLine1887411882176">
          <table:table-cell table:style-name="Tabla1.A2" office:value-type="string">
            <text:p text:style-name="P2">LiDAR</text:p>
          </table:table-cell>
          <table:table-cell table:style-name="Tabla1.A2" office:value-type="string">
            <text:list xml:id="list505488061" text:style-name="L6">
              <text:list-item>
                <text:p text:style-name="P22">Can collect data quiclky and with high accuracy</text:p>
              </text:list-item>
              <text:list-item>
                <text:p text:style-name="P22">the sensors are not affected by geometrical distortions such as angular landscapes unlike other forms of data collection</text:p>
              </text:list-item>
              <text:list-item>
                <text:p text:style-name="P22">is a versatile technology that can be integrated with other data sources</text:p>
              </text:list-item>
            </text:list>
          </table:table-cell>
          <table:table-cell table:style-name="Tabla1.A2" office:value-type="string">
            <text:list xml:id="list153039259998604" text:continue-numbering="true" text:style-name="L6">
              <text:list-item>
                <text:p text:style-name="P22">expensive</text:p>
              </text:list-item>
            </text:list>
          </table:table-cell>
          <table:table-cell table:style-name="Tabla1.D2" office:value-type="string">
            <text:p text:style-name="Table_20_Contents"/>
          </table:table-cell>
        </table:table-row>
        <table:table-row table:style-name="TableLine1887411873472">
          <table:table-cell table:style-name="Tabla1.A2" office:value-type="string">
            <text:p text:style-name="P2">RGB-D sensor</text:p>
          </table:table-cell>
          <table:table-cell table:style-name="Tabla1.A2" office:value-type="string">
            <text:list xml:id="list2784252769" text:style-name="L7">
              <text:list-item>
                <text:p text:style-name="P23">High quality 3D data with high accuracy and precision</text:p>
              </text:list-item>
              <text:list-item>
                <text:p text:style-name="P23">capture color and depth information in real time</text:p>
              </text:list-item>
              <text:list-item>
                <text:p text:style-name="P23">can be used in low light conditions</text:p>
              </text:list-item>
              <text:list-item>
                <text:p text:style-name="P23"><text:soft-page-break/>can be used to create 3D models with accuracy and precision</text:p>
              </text:list-item>
              <text:list-item>
                <text:p text:style-name="P23">can be used to create ppoint cliuds</text:p>
              </text:list-item>
            </text:list>
          </table:table-cell>
          <table:table-cell table:style-name="Tabla1.A2" office:value-type="string">
            <text:list xml:id="list153039270846780" text:continue-numbering="true" text:style-name="L7">
              <text:list-item>
                <text:p text:style-name="P23">expensive</text:p>
              </text:list-item>
            </text:list>
          </table:table-cell>
          <table:table-cell table:style-name="Tabla1.D2" office:value-type="string">
            <text:p text:style-name="Table_20_Contents"/>
          </table:table-cell>
        </table:table-row>
        <table:table-row table:style-name="TableLine1887411883264">
          <table:table-cell table:style-name="Tabla1.A2" office:value-type="string">
            <text:p text:style-name="P2">2D laser rangefinder</text:p>
          </table:table-cell>
          <table:table-cell table:style-name="Tabla1.A2" office:value-type="string">
            <text:list xml:id="list835611944" text:style-name="L8">
              <text:list-item>
                <text:p text:style-name="P24">Can provide accurate distance measurements in real time</text:p>
              </text:list-item>
              <text:list-item>
                <text:p text:style-name="P24">can be used in low-light conditions</text:p>
              </text:list-item>
              <text:list-item>
                <text:p text:style-name="P24">can create detailed maps of indoor environments</text:p>
              </text:list-item>
              <text:list-item>
                <text:p text:style-name="P24">mre accurate than ultrasonic sensors</text:p>
              </text:list-item>
              <text:list-item>
                <text:p text:style-name="P24">less expensive than 3D laser scanners</text:p>
              </text:list-item>
            </text:list>
          </table:table-cell>
          <table:table-cell table:style-name="Tabla1.A2" office:value-type="string">
            <text:list xml:id="list153040078647168" text:continue-numbering="true" text:style-name="L8">
              <text:list-item>
                <text:p text:style-name="P24">Limited range compared to 3D laser scanners </text:p>
              </text:list-item>
              <text:list-item>
                <text:p text:style-name="P25">not suitable for applications that require long range measurements</text:p>
              </text:list-item>
            </text:list>
          </table:table-cell>
          <table:table-cell table:style-name="Tabla1.D2" office:value-type="string">
            <text:p text:style-name="Table_20_Contents"/>
          </table:table-cell>
        </table:table-row>
        <table:table-row table:style-name="TableLine1887411871568">
          <table:table-cell table:style-name="Tabla1.A2" office:value-type="string">
            <text:p text:style-name="P2">Robotic arm</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D2" office:value-type="string">
            <text:p text:style-name="Table_20_Contents"/>
          </table:table-cell>
        </table:table-row>
        <table:table-row table:style-name="TableLine1887411877552">
          <table:table-cell table:style-name="Tabla1.A2" office:value-type="string">
            <text:p text:style-name="P2">Hall effect switches</text:p>
          </table:table-cell>
          <table:table-cell table:style-name="Tabla1.A2" office:value-type="string">
            <text:list xml:id="list2475049102" text:style-name="L10">
              <text:list-item>
                <text:p text:style-name="P28"><text:span text:style-name="T6">They are highly reliable</text:span></text:p>
              </text:list-item>
              <text:list-item>
                <text:p text:style-name="P28"><text:span text:style-name="T6">offer pre-programmable electrical angles and outputs</text:span></text:p>
              </text:list-item>
              <text:list-item>
                <text:p text:style-name="P28"><text:span text:style-name="T6">offer high speed operation</text:span></text:p>
              </text:list-item>
            </text:list>
          </table:table-cell>
          <table:table-cell table:style-name="Tabla1.A2" office:value-type="string">
            <text:list xml:id="list3730681308" text:style-name="L9">
              <text:list-item>
                <text:p text:style-name="P27"><text:span text:style-name="T6">Can only provide relative position information</text:span></text:p>
              </text:list-item>
              <text:list-item>
                <text:p text:style-name="P27"><text:span text:style-name="T6">the wires could be vulnerable to electromagnetic interference and noise</text:span></text:p>
              </text:list-item>
            </text:list>
          </table:table-cell>
          <table:table-cell table:style-name="Tabla1.D2" office:value-type="string">
            <text:p text:style-name="Table_20_Contents"/>
          </table:table-cell>
        </table:table-row>
        <table:table-row table:style-name="TableLine1887411883536">
          <table:table-cell table:style-name="Tabla1.A2" office:value-type="string">
            <text:p text:style-name="P2">Reed switches</text:p>
          </table:table-cell>
          <table:table-cell table:style-name="Tabla1.A2" office:value-type="string">
            <text:list xml:id="list3023905171" text:style-name="L11">
              <text:list-item>
                <text:p text:style-name="P26">No need to physically access the switch to actuate it</text:p>
              </text:list-item>
              <text:list-item>
                <text:p text:style-name="P26">lower power consumption</text:p>
              </text:list-item>
              <text:list-item>
                <text:p text:style-name="P26">reduced potential for electrical interference</text:p>
              </text:list-item>
              <text:list-item>
                <text:p text:style-name="P26">long operational lifespan</text:p>
              </text:list-item>
              <text:list-item>
                <text:p text:style-name="P26">cheap</text:p>
              </text:list-item>
            </text:list>
          </table:table-cell>
          <table:table-cell table:style-name="Tabla1.A2" office:value-type="string">
            <text:list xml:id="list153038465794396" text:continue-numbering="true" text:style-name="L11">
              <text:list-item>
                <text:p text:style-name="P29">Glass envelope can be easily managed</text:p>
              </text:list-item>
              <text:list-item>
                <text:p text:style-name="P29">only ferrous object can be used for sensing an object which comes between switch and magnetic</text:p>
              </text:list-item>
              <text:list-item>
                <text:p text:style-name="P29">it can be activated <text:soft-page-break/>accidently by other magnetic fields</text:p>
              </text:list-item>
            </text:list>
          </table:table-cell>
          <table:table-cell table:style-name="Tabla1.D2" office:value-type="string">
            <text:p text:style-name="Table_20_Contents"/>
          </table:table-cell>
        </table:table-row>
        <table:table-row table:style-name="TableLine1887411876192">
          <table:table-cell table:style-name="Tabla1.A2" office:value-type="string">
            <text:p text:style-name="P2">LRF: 2D or 3D time of flight laser range Finder</text:p>
          </table:table-cell>
          <table:table-cell table:style-name="Tabla1.A2" office:value-type="string">
            <text:list xml:id="list3644772322" text:style-name="L12">
              <text:list-item>
                <text:p text:style-name="P30">Excellent distance capabilities</text:p>
              </text:list-item>
              <text:list-item>
                <text:p text:style-name="P30">very lightweight</text:p>
              </text:list-item>
              <text:list-item>
                <text:p text:style-name="P30">excellent accuracy</text:p>
              </text:list-item>
            </text:list>
          </table:table-cell>
          <table:table-cell table:style-name="Tabla1.A2" office:value-type="string">
            <text:p text:style-name="P31">Single point measurements</text:p>
            <text:p text:style-name="P31">eyes safety concerns</text:p>
          </table:table-cell>
          <table:table-cell table:style-name="Tabla1.D2" office:value-type="string">
            <text:p text:style-name="Table_20_Contents"/>
          </table:table-cell>
        </table:table-row>
        <table:table-row table:style-name="TableLine1887411884352">
          <table:table-cell table:style-name="Tabla1.A2" office:value-type="string">
            <text:p text:style-name="P2">Ultrasonic sensor</text:p>
          </table:table-cell>
          <table:table-cell table:style-name="Tabla1.A2" office:value-type="string">
            <text:list xml:id="list550514866" text:style-name="L13">
              <text:list-item>
                <text:p text:style-name="P32"/>
              </text:list-item>
            </text:list>
          </table:table-cell>
          <table:table-cell table:style-name="Tabla1.A2" office:value-type="string">
            <text:p text:style-name="Table_20_Contents"/>
          </table:table-cell>
          <table:table-cell table:style-name="Tabla1.D2" office:value-type="string">
            <text:p text:style-name="Table_20_Contents"/>
          </table:table-cell>
        </table:table-row>
        <table:table-row table:style-name="TableLine1887411884896">
          <table:table-cell table:style-name="Tabla1.A2" office:value-type="string">
            <text:p text:style-name="P2">Pneumatic sensor</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D2" office:value-type="string">
            <text:p text:style-name="Table_20_Contents"/>
          </table:table-cell>
        </table:table-row>
        <table:table-row table:style-name="TableLine1887411885168">
          <table:table-cell table:style-name="Tabla1.A2" office:value-type="string">
            <text:p text:style-name="P2">Capacitive sensor</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D2" office:value-type="string">
            <text:p text:style-name="Table_20_Contents"/>
          </table:table-cell>
        </table:table-row>
        <table:table-row table:style-name="TableLine1887411872384">
          <table:table-cell table:style-name="Tabla1.A2" office:value-type="string">
            <text:p text:style-name="P2">Photoelectric sensor</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D2" office:value-type="string">
            <text:p text:style-name="Table_20_Contents"/>
          </table:table-cell>
        </table:table-row>
        <table:table-row table:style-name="TableLine1887411872656">
          <table:table-cell table:style-name="Tabla1.A2" office:value-type="string">
            <text:p text:style-name="P2">Inductive sensor</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D2" office:value-type="string">
            <text:p text:style-name="Table_20_Contents"/>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2T19:10:44.274000000</meta:creation-date>
    <dc:date>2023-09-15T15:30:38.054000000</dc:date>
    <meta:editing-duration>PT2H5M28S</meta:editing-duration>
    <meta:editing-cycles>11</meta:editing-cycles>
    <meta:generator>LibreOffice/7.0.2.2$Windows_X86_64 LibreOffice_project/8349ace3c3162073abd90d81fd06dcfb6b36b994</meta:generator>
    <meta:document-statistic meta:table-count="1" meta:image-count="0" meta:object-count="0" meta:page-count="5" meta:paragraph-count="107" meta:word-count="782" meta:character-count="4718" meta:non-whitespace-character-count="4096"/>
  </office:meta>
</office:document-meta>
</file>